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99"/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#9bbb59"/>
    </style:style>
    <style:style style:name="ce4" style:family="table-cell" style:parent-style-name="Default" style:data-style-name="N2">
      <style:table-cell-properties fo:background-color="#9bbb59"/>
    </style:style>
    <style:style style:name="ce5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22"/>
    <style:style style:name="ce7" style:family="table-cell" style:parent-style-name="Default" style:data-style-name="N61"/>
    <style:style style:name="gr1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wg" table:style-name="ta1">
        <table:table-column table:style-name="co1" table:number-columns-repeated="2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8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head_tu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iete</text:p>
          </table:table-cell>
          <table:table-cell office:value-type="string" calcext:value-type="string">
            <text:p>heizkos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nsty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rtragsanteil</text:p>
          </table:table-cell>
          <table:table-cell office:value-type="string" calcext:value-type="string">
            <text:p>m_alg1</text:p>
          </table:table-cell>
          <table:table-cell office:value-type="string" calcext:value-type="string">
            <text:p>m_transfers</text:p>
          </table:table-cell>
          <table:table-cell office:value-type="string" calcext:value-type="string">
            <text:p>uhv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gross_e1</text:p>
          </table:table-cell>
          <table:table-cell office:value-type="string" calcext:value-type="string">
            <text:p>gross_e4</text:p>
          </table:table-cell>
          <table:table-cell office:value-type="string" calcext:value-type="string">
            <text:p>gross_e5</text:p>
          </table:table-cell>
          <table:table-cell office:value-type="string" calcext:value-type="string">
            <text:p>gross_e6</text:p>
          </table:table-cell>
          <table:table-cell office:value-type="string" calcext:value-type="string">
            <text:p>incometax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wohngeld_basis_hh</text:p>
          </table:table-cell>
          <table:table-cell/>
          <table:table-cell office:value-type="string" calcext:value-type="string">
            <text:p>wg_abzuege</text:p>
          </table:table-cell>
          <table:table-cell office:value-type="string" calcext:value-type="string">
            <text:p>wg_grossY_otherinc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980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O2]-(([.AI2]+([.AJ2]*[.AO2])+([.AK2]*[.AN2]))*[.AN2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2]+[.T2]+[.U2]+[.V2])/12+[.O2]+[.P2]+([.M2]*[.N2])" office:value-type="float" office:value="2166.66666666667" calcext:value-type="float">
            <text:p>2166.67</text:p>
          </table:table-cell>
          <table:table-cell table:style-name="ce5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D2])*([.AF2]-[.AG2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505.99pt" svg:y="0pt" draw:caption-point-x="297.92pt" draw:caption-point-y="14.06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546.21pt" svg:y="0pt" draw:caption-point-x="303.28pt" draw:caption-point-y="14.06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H2]" office:value-type="float" office:value="1446.66666666667" calcext:value-type="float">
            <text:p>1446.7</text:p>
          </table:table-cell>
          <table:table-cell table:formula="of:=MIN(MAX([.F2];[.AM2]);[.AL2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O3]-(([.AI3]+([.AJ3]*[.AO3])+([.AK3]*[.AN3]))*[.AN3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3]+[.T3]+[.U3]+[.V3])/12+[.O3]+[.P3]+([.M3]*[.N3])" office:value-type="float" office:value="0" calcext:value-type="float">
            <text:p>0.00</text:p>
          </table:table-cell>
          <table:table-cell table:style-name="ce5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D3])*([.AF3]-[.AG3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505.99pt" svg:y="10.77pt" draw:caption-point-x="297.92pt" draw:caption-point-y="17.09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546.21pt" svg:y="10.77pt" draw:caption-point-x="303.28pt" draw:caption-point-y="17.09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H3]" office:value-type="float" office:value="1446.66666666667" calcext:value-type="float">
            <text:p>1446.7</text:p>
          </table:table-cell>
          <table:table-cell table:formula="of:=MIN(MAX([.F3];[.AM3]);[.AL3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O4]-(([.AI4]+([.AJ4]*[.AO4])+([.AK4]*[.AN4]))*[.AN4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4]+[.T4]+[.U4]+[.V4])/12+[.O4]+[.P4]+([.M4]*[.N4])" office:value-type="float" office:value="0" calcext:value-type="float">
            <text:p>0.00</text:p>
          </table:table-cell>
          <table:table-cell table:style-name="ce5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office:annotation draw:style-name="gr1" draw:text-style-name="P2" svg:width="90pt" svg:height="54pt" svg:x="1411.8pt" svg:y="25.8pt" draw:caption-point-x="252.31pt" draw:caption-point-y="15.87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das arbeitende Kind</text:span></text:p>
            </office:annotation>
            <text:p>100</text:p>
          </table:table-cell>
          <table:table-cell table:style-name="ce6" table:formula="of:=MAX((1-[.AD4])*([.AF4]-[.AG4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505.99pt" svg:y="22.79pt" draw:caption-point-x="297.92pt" draw:caption-point-y="18.88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546.21pt" svg:y="22.79pt" draw:caption-point-x="303.28pt" draw:caption-point-y="18.88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H4]" office:value-type="float" office:value="1446.66666666667" calcext:value-type="float">
            <text:p>1446.7</text:p>
          </table:table-cell>
          <table:table-cell table:formula="of:=MIN(MAX([.F4];[.AM4]);[.AL4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800" calcext:value-type="float">
            <text:p>8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13" calcext:value-type="float">
            <text:p>2013</text:p>
          </table:table-cell>
          <table:table-cell table:style-name="ce4" table:formula="of:=1.08*([.AO5]-(([.AI5]+([.AJ5]*[.AO5])+([.AK5]*[.AN5]))*[.AN5]))" office:value-type="float" office:value="194.1744" calcext:value-type="float">
            <text:p>194.17</text:p>
          </table:table-cell>
          <table:table-cell table:style-name="ce8"/>
          <table:table-cell table:style-name="ce8" office:value-type="float" office:value="0.2" calcext:value-type="float">
            <text:p>0.2</text:p>
          </table:table-cell>
          <table:table-cell table:style-name="ce9" table:formula="of:=([.S5]+[.T5]+[.U5]+[.V5])/12+[.O5]+[.P5]+([.M5]*[.N5])" office:value-type="float" office:value="933.333333333333" calcext:value-type="float">
            <text:p>933.33</text:p>
          </table:table-cell>
          <table:table-cell table:style-name="ce5" table:formula="of:=SUM([.$AE$5:.$AE$6])" office:value-type="float" office:value="933.333333333333" calcext:value-type="float">
            <text:p>933.33</text:p>
          </table:table-cell>
          <table:table-cell table:style-name="ce8" office:value-type="float" office:value="100" calcext:value-type="float">
            <office:annotation draw:style-name="gr1" draw:text-style-name="P2" svg:width="90pt" svg:height="54pt" svg:x="1411.8pt" svg:y="38.38pt" draw:caption-point-x="252.31pt" draw:caption-point-y="17.09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Behinderung</text:span></text:p>
              <text:p text:style-name="P1"><text:span text:style-name="T3"/></text:p>
            </office:annotation>
            <text:p>100</text:p>
          </table:table-cell>
          <table:table-cell table:style-name="ce6" table:formula="of:=MAX((1-[.AD5])*([.AF5]-[.AG5]);0)" office:value-type="float" office:value="666.666666666667" calcext:value-type="float">
            <text:p>666.7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5]" office:value-type="float" office:value="666.666666666667" calcext:value-type="float">
            <text:p>666.7</text:p>
          </table:table-cell>
          <table:table-cell table:formula="of:=MIN(MAX([.F5];[.AM5]);[.AL5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80" calcext:value-type="float">
            <text:p>80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4" table:formula="of:=1.08*([.AO6]-(([.AI6]+([.AJ6]*[.AO6])+([.AK6]*[.AN6]))*[.AN6]))" office:value-type="float" office:value="194.1744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5" table:formula="of:=([.S6]+[.T6]+[.U6]+[.V6])/12+[.O6]+[.P6]+([.M6]*[.N6])" office:value-type="float" office:value="0" calcext:value-type="float">
            <text:p>0.00</text:p>
          </table:table-cell>
          <table:table-cell table:style-name="ce5" table:formula="of:=SUM([.$AE$5:.$AE$6])" office:value-type="float" office:value="933.3333333333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D6])*([.AF6]-[.AG6]);0)" office:value-type="float" office:value="666.66666666666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6]" office:value-type="float" office:value="666.666666666667" calcext:value-type="float">
            <text:p>666.7</text:p>
          </table:table-cell>
          <table:table-cell table:formula="of:=MIN(MAX([.F6];[.AM6]);[.AL6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000" calcext:value-type="float">
            <text:p>16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9" calcext:value-type="float">
            <text:p>2009</text:p>
          </table:table-cell>
          <table:table-cell table:style-name="ce4" table:formula="of:=1.08*([.AO7]-(([.AI7]+([.AJ7]*[.AO7])+([.AK7]*[.AN7]))*[.AN7]))" office:value-type="float" office:value="18.7845355200001" calcext:value-type="float">
            <text:p>18.78</text:p>
          </table:table-cell>
          <table:table-cell table:style-name="ce8"/>
          <table:table-cell table:style-name="ce8" office:value-type="float" office:value="0.3" calcext:value-type="float">
            <text:p>0.3</text:p>
          </table:table-cell>
          <table:table-cell table:style-name="ce9" table:formula="of:=([.S7]+[.T7]+[.U7]+[.V7])/12+[.O7]+[.P7]+([.M7]*[.N7])" office:value-type="float" office:value="1583.33333333333" calcext:value-type="float">
            <text:p>1583.33</text:p>
          </table:table-cell>
          <table:table-cell table:style-name="ce5" table:formula="of:=SUM([.$AE$7:.$AE$8])" office:value-type="float" office:value="1583.33333333333" calcext:value-type="float">
            <text:p>1583.33</text:p>
          </table:table-cell>
          <table:table-cell table:style-name="ce8" office:value-type="float" office:value="50" calcext:value-type="float">
            <office:annotation draw:style-name="gr1" draw:text-style-name="P2" svg:width="90pt" svg:height="54pt" svg:x="1411.8pt" svg:y="62.39pt" draw:caption-point-x="252.31pt" draw:caption-point-y="20.69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Alleinerziehende mit 1 Kind unter 11 Jahren</text:span></text:p>
              <text:p text:style-name="P1"><text:span text:style-name="T3"/></text:p>
            </office:annotation>
            <text:p>50</text:p>
          </table:table-cell>
          <table:table-cell table:style-name="ce6" table:formula="of:=MAX((1-[.AD7])*([.AF7]-[.AG7]);0)" office:value-type="float" office:value="1073.33333333333" calcext:value-type="float">
            <text:p>1073.3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7]" office:value-type="float" office:value="1073.33333333333" calcext:value-type="float">
            <text:p>1073.3</text:p>
          </table:table-cell>
          <table:table-cell table:formula="of:=MIN(MAX([.F7];[.AM7]);[.AL7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style-name="ce4" table:formula="of:=1.08*([.AO8]-(([.AI8]+([.AJ8]*[.AO8])+([.AK8]*[.AN8]))*[.AN8]))" office:value-type="float" office:value="18.7845355200001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8]+[.T8]+[.U8]+[.V8])/12+[.O8]+[.P8]+([.M8]*[.N8])" office:value-type="float" office:value="0" calcext:value-type="float">
            <text:p>0.00</text:p>
          </table:table-cell>
          <table:table-cell table:style-name="ce5" table:formula="of:=SUM([.$AE$7:.$AE$8])" office:value-type="float" office:value="1583.333333333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table:style-name="ce6" table:formula="of:=MAX((1-[.AD8])*([.AF8]-[.AG8]);0)" office:value-type="float" office:value="1073.3333333333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8]" office:value-type="float" office:value="1073.33333333333" calcext:value-type="float">
            <text:p>1073.3</text:p>
          </table:table-cell>
          <table:table-cell table:formula="of:=MIN(MAX([.F8];[.AM8]);[.AL8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20" calcext:value-type="float">
            <text:p>120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06" calcext:value-type="float">
            <text:p>2006</text:p>
          </table:table-cell>
          <table:table-cell table:style-name="ce4" table:formula="of:=([.AO9]-(([.AI9]+([.AJ9]*[.AO9])+([.AK9]*[.AN9]))*[.AN9]))" office:value-type="float" office:value="508.75845025" calcext:value-type="float">
            <text:p>508.76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style-name="ce9" table:formula="of:=([.S9]+[.T9]+[.U9]+[.V9])/12+[.O9]+[.P9]+([.M9]*[.N9])" office:value-type="float" office:value="0" calcext:value-type="float">
            <text:p>0.00</text:p>
          </table:table-cell>
          <table:table-cell table:style-name="ce9" table:formula="of:=SUM([.$AE$9:.$AE$13]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MAX((1-[.AD9])*([.AF9]-[.AG9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9];[.AM9]);[.AL9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0]-(([.AI10]+([.AJ10]*[.AO10])+([.AK10]*[.AN10]))*[.AN10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0]+[.T10]+[.U10]+[.V10])/12+[.O10]+[.P10]+([.M10]*[.N10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0])*([.AF10]-[.AG10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0];[.AM10]);[.AL10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1]-(([.AI11]+([.AJ11]*[.AO11])+([.AK11]*[.AN11]))*[.AN11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1]+[.T11]+[.U11]+[.V11])/12+[.O11]+[.P11]+([.M11]*[.N11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1])*([.AF11]-[.AG11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1];[.AM11]);[.AL11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2]-(([.AI12]+([.AJ12]*[.AO12])+([.AK12]*[.AN12]))*[.AN12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2]+[.T12]+[.U12]+[.V12])/12+[.O12]+[.P12]+([.M12]*[.N12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2])*([.AF12]-[.AG12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2];[.AM12]);[.AL12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3]-(([.AI13]+([.AJ13]*[.AO13])+([.AK13]*[.AN13]))*[.AN13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3]+[.T13]+[.U13]+[.V13])/12+[.O13]+[.P13]+([.M13]*[.N13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3])*([.AF13]-[.AG13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3];[.AM13]);[.AL13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4" table:formula="of:=([.AO14]-(([.AI14]+([.AJ14]*[.AO14])+([.AK14]*[.AN14]))*[.AN14]))*1.15" office:value-type="float" office:value="450.7799463" calcext:value-type="float">
            <text:p>450.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([.S14]+[.T14]+[.U14]+[.V14])/12+[.O14]+[.P14]+([.M14]*[.N14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4])*([.AF14]-[.AG14]);0)" office:value-type="float" office:value="0" calcext:value-type="float">
            <text:p>0.0</text:p>
          </table:table-cell>
          <table:table-cell table:style-name="ce7" office:value-type="float" office:value="0.04" calcext:value-type="float">
            <text:p>4.00E-02</text:p>
          </table:table-cell>
          <table:table-cell table:style-name="ce7" office:value-type="float" office:value="0.00063" calcext:value-type="float">
            <text:p>6.30E-04</text:p>
          </table:table-cell>
          <table:table-cell table:style-name="ce7" office:value-type="float" office:value="0.000138" calcext:value-type="float">
            <text:p>1.38E-04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.0</text:p>
          </table:table-cell>
          <table:table-cell table:formula="of:=MIN(MAX([.F14];[.AM14]);[.AL14])" office:value-type="float" office:value="482" calcext:value-type="float">
            <text:p>482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1]-(([.AI21]+([.AJ21]*[.AO21])+([.AK21]*[.AN21]))*[.AN21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21]+[.T21]+[.U21]+[.V21])/12+[.O21]+[.P21]+([.M21]*[.N21])" office:value-type="float" office:value="3333.33333333333" calcext:value-type="float">
            <text:p>3333.33</text:p>
          </table:table-cell>
          <table:table-cell table:style-name="ce5" table:formula="of:=[.AE21]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1])*([.AF21]-[.AG21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1]" office:value-type="float" office:value="2333.33333333333" calcext:value-type="float">
            <text:p>2333.3</text:p>
          </table:table-cell>
          <table:table-cell table:formula="of:=MIN(MAX([.F21];[.AM21]);[.AL21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2]-(([.AI22]+([.AJ22]*[.AO22])+([.AK22]*[.AN22]))*[.AN22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2])*([.AF22]-[.AG22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2]" office:value-type="float" office:value="2333.33333333333" calcext:value-type="float">
            <text:p>2333.3</text:p>
          </table:table-cell>
          <table:table-cell table:formula="of:=MIN(MAX([.F22];[.AM22]);[.AL22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3]-(([.AI23]+([.AJ23]*[.AO23])+([.AK23]*[.AN23]))*[.AN23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3])*([.AF23]-[.AG23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3]" office:value-type="float" office:value="2333.33333333333" calcext:value-type="float">
            <text:p>2333.3</text:p>
          </table:table-cell>
          <table:table-cell table:formula="of:=MIN(MAX([.F23];[.AM23]);[.AL23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4]-(([.AI24]+([.AJ24]*[.AO24])+([.AK24]*[.AN24]))*[.AN24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4])*([.AF24]-[.AG24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4]" office:value-type="float" office:value="2333.33333333333" calcext:value-type="float">
            <text:p>2333.3</text:p>
          </table:table-cell>
          <table:table-cell table:formula="of:=MIN(MAX([.F24];[.AM24]);[.AL24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5]-(([.AI25]+([.AJ25]*[.AO25])+([.AK25]*[.AN25]))*[.AN25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5])*([.AF25]-[.AG25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5]" office:value-type="float" office:value="2333.33333333333" calcext:value-type="float">
            <text:p>2333.3</text:p>
          </table:table-cell>
          <table:table-cell table:formula="of:=MIN(MAX([.F25];[.AM25]);[.AL25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6]-(([.AI26]+([.AJ26]*[.AO26])+([.AK26]*[.AN26]))*[.AN26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6])*([.AF26]-[.AG26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6]" office:value-type="float" office:value="2333.33333333333" calcext:value-type="float">
            <text:p>2333.3</text:p>
          </table:table-cell>
          <table:table-cell table:formula="of:=MIN(MAX([.F26];[.AM26]);[.AL26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7]-(([.AI27]+([.AJ27]*[.AO27])+([.AK27]*[.AN27]))*[.AN27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7])*([.AF27]-[.AG27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7]" office:value-type="float" office:value="2333.33333333333" calcext:value-type="float">
            <text:p>2333.3</text:p>
          </table:table-cell>
          <table:table-cell table:formula="of:=MIN(MAX([.F27];[.AM27]);[.AL27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8]-(([.AI28]+([.AJ28]*[.AO28])+([.AK28]*[.AN28]))*[.AN28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8])*([.AF28]-[.AG28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8]" office:value-type="float" office:value="2333.33333333333" calcext:value-type="float">
            <text:p>2333.3</text:p>
          </table:table-cell>
          <table:table-cell table:formula="of:=MIN(MAX([.F28];[.AM28]);[.AL28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9]-(([.AI29]+([.AJ29]*[.AO29])+([.AK29]*[.AN29]))*[.AN29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9])*([.AF29]-[.AG29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9]" office:value-type="float" office:value="2333.33333333333" calcext:value-type="float">
            <text:p>2333.3</text:p>
          </table:table-cell>
          <table:table-cell table:formula="of:=MIN(MAX([.F29];[.AM29]);[.AL29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0]-(([.AI30]+([.AJ30]*[.AO30])+([.AK30]*[.AN30]))*[.AN30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0])*([.AF30]-[.AG30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0]" office:value-type="float" office:value="2333.33333333333" calcext:value-type="float">
            <text:p>2333.3</text:p>
          </table:table-cell>
          <table:table-cell table:formula="of:=MIN(MAX([.F30];[.AM30]);[.AL30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1]-(([.AI31]+([.AJ31]*[.AO31])+([.AK31]*[.AN31]))*[.AN31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1])*([.AF31]-[.AG31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1]" office:value-type="float" office:value="2333.33333333333" calcext:value-type="float">
            <text:p>2333.3</text:p>
          </table:table-cell>
          <table:table-cell table:formula="of:=MIN(MAX([.F31];[.AM31]);[.AL31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2]-(([.AI32]+([.AJ32]*[.AO32])+([.AK32]*[.AN32]))*[.AN32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2])*([.AF32]-[.AG32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2]" office:value-type="float" office:value="2333.33333333333" calcext:value-type="float">
            <text:p>2333.3</text:p>
          </table:table-cell>
          <table:table-cell table:formula="of:=MIN(MAX([.F32];[.AM32]);[.AL32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3]-(([.AI33]+([.AJ33]*[.AO33])+([.AK33]*[.AN33]))*[.AN33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3])*([.AF33]-[.AG33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3]" office:value-type="float" office:value="2333.33333333333" calcext:value-type="float">
            <text:p>2333.3</text:p>
          </table:table-cell>
          <table:table-cell table:formula="of:=MIN(MAX([.F33];[.AM33]);[.AL33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4"/>
          <table:table-cell table:number-columns-repeated="993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rklärender_20_Text_20_2" style:display-name="Erklärender Text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7:37:02.614076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2-26T17:37:24.279138997</dc:date>
    <meta:editing-cycles>9</meta:editing-cycles>
    <meta:editing-duration>PT8M13S</meta:editing-duration>
    <meta:document-statistic meta:table-count="1" meta:cell-count="1301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